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able_20_Contents">
      <style:text-properties officeooo:rsid="0053f9f4" officeooo:paragraph-rsid="0053f9f4"/>
    </style:style>
    <style:style style:name="P45" style:family="paragraph" style:parent-style-name="Table_20_Contents">
      <style:text-properties officeooo:rsid="00582603" officeooo:paragraph-rsid="00582603"/>
    </style:style>
    <style:style style:name="P46" style:family="paragraph" style:parent-style-name="Text_20_body">
      <style:text-properties officeooo:rsid="001ace5a" officeooo:paragraph-rsid="001ace5a"/>
    </style:style>
    <style:style style:name="P47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8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50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51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2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3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71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2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5" style:family="paragraph" style:parent-style-name="Heading_20_1" style:list-style-name="">
      <style:text-properties officeooo:rsid="00106c69" officeooo:paragraph-rsid="00316fce"/>
    </style:style>
    <style:style style:name="P76" style:family="paragraph" style:parent-style-name="Heading_20_1">
      <style:paragraph-properties fo:break-before="page"/>
      <style:text-properties officeooo:rsid="00106c69" officeooo:paragraph-rsid="00316fce"/>
    </style:style>
    <style:style style:name="P77" style:family="paragraph" style:parent-style-name="Heading_20_3">
      <style:text-properties officeooo:rsid="001a0125" officeooo:paragraph-rsid="001a0125"/>
    </style:style>
    <style:style style:name="P78" style:family="paragraph" style:parent-style-name="Heading_20_3" style:list-style-name=""/>
    <style:style style:name="P79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80" style:family="paragraph" style:parent-style-name="Heading_20_3" style:list-style-name="">
      <style:text-properties officeooo:rsid="002571cb" officeooo:paragraph-rsid="002571cb"/>
    </style:style>
    <style:style style:name="P81" style:family="paragraph" style:parent-style-name="Heading_20_3">
      <style:text-properties officeooo:rsid="002571cb" officeooo:paragraph-rsid="00271dfb"/>
    </style:style>
    <style:style style:name="P82" style:family="paragraph" style:parent-style-name="Heading_20_3" style:list-style-name="">
      <style:text-properties officeooo:rsid="0015147e" officeooo:paragraph-rsid="0015147e"/>
    </style:style>
    <style:style style:name="P83" style:family="paragraph" style:parent-style-name="Heading_20_3" style:list-style-name="">
      <style:text-properties officeooo:rsid="0015147e" officeooo:paragraph-rsid="002028d1"/>
    </style:style>
    <style:style style:name="P84" style:family="paragraph" style:parent-style-name="Heading_20_3">
      <style:text-properties officeooo:rsid="0015147e" officeooo:paragraph-rsid="002028d1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_20_3">
      <style:paragraph-properties fo:break-before="page"/>
      <style:text-properties officeooo:rsid="002571cb" officeooo:paragraph-rsid="002571cb"/>
    </style:style>
    <style:style style:name="P87" style:family="paragraph" style:parent-style-name="Heading_20_3">
      <style:paragraph-properties fo:break-before="page"/>
      <style:text-properties officeooo:rsid="0015147e" officeooo:paragraph-rsid="0015147e"/>
    </style:style>
    <style:style style:name="P88" style:family="paragraph" style:parent-style-name="Heading_20_3">
      <style:paragraph-properties fo:break-before="page"/>
      <style:text-properties officeooo:rsid="0015147e" officeooo:paragraph-rsid="002028d1"/>
    </style:style>
    <style:style style:name="P89" style:family="paragraph" style:parent-style-name="Table_20_Contents">
      <style:text-properties officeooo:rsid="005b9975" officeooo:paragraph-rsid="005b9975"/>
    </style:style>
    <style:style style:name="T1" style:family="text">
      <style:text-properties officeooo:rsid="00582603"/>
    </style:style>
    <style:style style:name="T2" style:family="text">
      <style:text-properties officeooo:rsid="001a0125"/>
    </style:style>
    <style:style style:name="T3" style:family="text">
      <style:text-properties officeooo:rsid="005aa1c9"/>
    </style:style>
    <style:style style:name="T4" style:family="text">
      <style:text-properties officeooo:rsid="004bcc7f"/>
    </style:style>
    <style:style style:name="T5" style:family="text">
      <style:text-properties officeooo:rsid="0053f9f4"/>
    </style:style>
    <style:style style:name="T6" style:family="text">
      <style:text-properties officeooo:rsid="00448020"/>
    </style:style>
    <style:style style:name="T7" style:family="text">
      <style:text-properties officeooo:rsid="003ccfe0"/>
    </style:style>
    <style:style style:name="T8" style:family="text">
      <style:text-properties officeooo:rsid="003c8cd7"/>
    </style:style>
    <style:style style:name="T9" style:family="text">
      <style:text-properties officeooo:rsid="003c10ec"/>
    </style:style>
    <style:style style:name="T10" style:family="text">
      <style:text-properties officeooo:rsid="0030c2e3"/>
    </style:style>
    <style:style style:name="T11" style:family="text">
      <style:text-properties officeooo:rsid="002b0b1b"/>
    </style:style>
    <style:style style:name="T12" style:family="text">
      <style:text-properties officeooo:rsid="002ac658"/>
    </style:style>
    <style:style style:name="T13" style:family="text">
      <style:text-properties officeooo:rsid="00271dfb"/>
    </style:style>
    <style:style style:name="T14" style:family="text">
      <style:text-properties officeooo:rsid="0022ca3a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47612" style:font-style-asian="normal" style:font-style-complex="normal"/>
    </style:style>
    <style:style style:name="T17" style:family="text">
      <style:text-properties fo:font-style="normal" officeooo:rsid="001ca0a2" style:font-style-asian="normal" style:font-style-complex="normal"/>
    </style:style>
    <style:style style:name="T18" style:family="text">
      <style:text-properties fo:font-style="normal" officeooo:rsid="0021e39e" style:font-style-asian="normal" style:font-style-complex="normal"/>
    </style:style>
    <style:style style:name="T19" style:family="text">
      <style:text-properties fo:font-style="normal" officeooo:rsid="0022ca3a" style:font-style-asian="normal" style:font-style-complex="normal"/>
    </style:style>
    <style:style style:name="T20" style:family="text">
      <style:text-properties fo:font-style="normal" officeooo:rsid="0040c37a" style:font-style-asian="normal" style:font-style-complex="normal"/>
    </style:style>
    <style:style style:name="T21" style:family="text">
      <style:text-properties fo:font-style="normal" officeooo:rsid="00426f9c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8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9" style:family="text">
      <style:text-properties style:font-name="Courier New" fo:font-style="normal" style:font-style-asian="normal" style:font-style-complex="normal"/>
    </style:style>
    <style:style style:name="T30" style:family="text">
      <style:text-properties style:font-name="Courier New" fo:font-style="normal" officeooo:rsid="00147612" style:font-style-asian="normal" style:font-style-complex="normal"/>
    </style:style>
    <style:style style:name="T31" style:family="text">
      <style:text-properties style:font-name="Courier New" fo:font-style="normal" officeooo:rsid="0018a1d4" style:font-style-asian="normal" style:font-style-complex="normal"/>
    </style:style>
    <style:style style:name="T32" style:family="text">
      <style:text-properties style:font-name="Courier New" fo:font-weight="normal" style:font-weight-asian="normal" style:font-weight-complex="normal"/>
    </style:style>
    <style:style style:name="T33" style:family="text">
      <style:text-properties style:font-name="Courier New" fo:font-weight="normal" style:font-size-asian="10pt" style:font-weight-asian="normal" style:font-weight-complex="normal"/>
    </style:style>
    <style:style style:name="T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2028d1"/>
    </style:style>
    <style:style style:name="T39" style:family="text">
      <style:text-properties officeooo:rsid="00211ce9"/>
    </style:style>
    <style:style style:name="T40" style:family="text">
      <style:text-properties officeooo:rsid="002571cb"/>
    </style:style>
    <style:style style:name="T41" style:family="text">
      <style:text-properties officeooo:rsid="002f60bc"/>
    </style:style>
    <style:style style:name="T42" style:family="text">
      <style:text-properties officeooo:rsid="003e1ea6"/>
    </style:style>
    <style:style style:name="T43" style:family="text">
      <style:text-properties officeooo:rsid="004019b1"/>
    </style:style>
    <style:style style:name="T44" style:family="text">
      <style:text-properties officeooo:rsid="004158c2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040c37a" style:font-size-asian="11pt" style:font-size-complex="11pt"/>
    </style:style>
    <style:style style:name="T47" style:family="text">
      <style:text-properties officeooo:rsid="00440f09"/>
    </style:style>
    <style:style style:name="T48" style:family="text">
      <style:text-properties officeooo:rsid="00471657"/>
    </style:style>
    <style:style style:name="T49" style:family="text">
      <style:text-properties officeooo:rsid="00570c3b"/>
    </style:style>
    <style:style style:name="T50" style:family="text">
      <style:text-properties officeooo:rsid="005b997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bookmark-start text:name="__RefHeading___Toc833_1358257363"/>E2Guardian V5 – Storyboarding<text:bookmark-end text:name="__RefHeading___Toc833_1358257363"/></text:p>
      <text:p text:style-name="P72"/>
      <text:p text:style-name="P48"/>
      <text:p text:style-name="P48"/>
      <text:p text:style-name="P48"/>
      <text:p text:style-name="P48"/>
      <text:p text:style-name="P4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3"><text:a xlink:type="simple" xlink:href="#__RefHeading___Toc835_1358257363" text:style-name="Index_20_Link" text:visited-style-name="Index_20_Link">E2Guardian V5 – Storyboarding<text:tab/>2</text:a></text:p>
          <text:p text:style-name="P74"><text:a xlink:type="simple" xlink:href="#__RefHeading___Toc941_1358257363" text:style-name="Index_20_Link" text:visited-style-name="Index_20_Link">The Storyboard File<text:tab/>2</text:a></text:p>
          <text:p text:style-name="P74"><text:a xlink:type="simple" xlink:href="#__RefHeading___Toc943_1358257363" text:style-name="Index_20_Link" text:visited-style-name="Index_20_Link">Function Definition<text:tab/>3</text:a></text:p>
          <text:p text:style-name="P74"><text:a xlink:type="simple" xlink:href="#__RefHeading___Toc945_1358257363" text:style-name="Index_20_Link" text:visited-style-name="Index_20_Link"><text:span text:style-name="T15">C</text:span></text:a><text:a xlink:type="simple" xlink:href="#__RefHeading___Toc945_1358257363" text:style-name="Index_20_Link" text:visited-style-name="Index_20_Link"><text:span text:style-name="T15">ommand </text:span></text:a><text:a xlink:type="simple" xlink:href="#__RefHeading___Toc945_1358257363" text:style-name="Index_20_Link" text:visited-style-name="Index_20_Link"><text:span text:style-name="T15">Line </text:span></text:a><text:a xlink:type="simple" xlink:href="#__RefHeading___Toc945_1358257363" text:style-name="Index_20_Link" text:visited-style-name="Index_20_Link"><text:span text:style-name="T15">Format</text:span></text:a><text:a xlink:type="simple" xlink:href="#__RefHeading___Toc945_1358257363" text:style-name="Index_20_Link" text:visited-style-name="Index_20_Link"><text:tab/>4</text:a></text:p>
          <text:p text:style-name="P74"><text:a xlink:type="simple" xlink:href="#__RefHeading___Toc947_1358257363" text:style-name="Index_20_Link" text:visited-style-name="Index_20_Link">Table 1a – Flags which can be set<text:tab/>5</text:a></text:p>
          <text:p text:style-name="P74"><text:a xlink:type="simple" xlink:href="#__RefHeading___Toc949_1358257363" text:style-name="Index_20_Link" text:visited-style-name="Index_20_Link">Table 1b – Flags – Read-only<text:tab/>6</text:a></text:p>
          <text:p text:style-name="P74"><text:a xlink:type="simple" xlink:href="#__RefHeading___Toc951_1358257363" text:style-name="Index_20_Link" text:visited-style-name="Index_20_Link">Table 2a – States which require lists<text:tab/>7</text:a></text:p>
          <text:p text:style-name="P74"><text:a xlink:type="simple" xlink:href="#__RefHeading___Toc953_1358257363" text:style-name="Index_20_Link" text:visited-style-name="Index_20_Link">Table 2b – States without lists<text:tab/>8</text:a></text:p>
          <text:p text:style-name="P74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75" text:outline-level="1"/>
      <text:h text:style-name="P76" text:outline-level="1"><text:bookmark-start text:name="__RefHeading___Toc835_1358257363"/>E2Guardian V5 – <text:span text:style-name="T2">Storyboarding</text:span><text:bookmark-end text:name="__RefHeading___Toc835_1358257363"/></text:h>
      <text:p text:style-name="P52">Version 5 has a revised model for logic flow and using lists. <text:s/></text:p>
      <text:p text:style-name="P53"><text:span text:style-name="T16">S</text:span><text:span text:style-name="T15">toryboarding is a simple scripting language which defines functions that control list checking, map actions to list matches and </text:span><text:span text:style-name="T21">controls</text:span><text:span text:style-name="T15"> logic flow. <text:s text:c="2"/>Each filter group can use a different storyboard and so </text:span><text:span text:style-name="T18">can </text:span><text:span text:style-name="T15">have different logic if required. <text:s text:c="2"/>The lists used and logic can now also be changed without </text:span><text:span text:style-name="T18">stopping and </text:span><text:span text:style-name="T15">re-starting e2guardian.</text:span></text:p>
      <text:h text:style-name="P77" text:outline-level="3"><text:bookmark-start text:name="__RefHeading___Toc941_1358257363"/>The Storyboard File<text:bookmark-end text:name="__RefHeading___Toc941_1358257363"/></text:h>
      <text:p text:style-name="P49"><text:span text:style-name="T10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9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50">A storyboard file can include other storyboard files, allow<text:span text:style-name="T47">ing</text:span> a structured approach to function definitions with common functions being defined in a common included file. <text:s text:c="3"/>Functions can be redefined with the last read version overwriting the previous one.</text:p>
      <text:p text:style-name="P50">Blank lines and lines starting with '#' are ignored.</text:p>
      <text:p text:style-name="P51">In the standard distribution the following storyboards are provided:-</text:p>
      <text:p text:style-name="P63">common.story <text:s text:c="2"/>- <text:s/>Storyboard library for inclusion in filtergroup storyboards. Provides standard 'checkrequest', 'checkresponse', 'thttps-checkrequest', 'thttps-checkresponse', 'icap-checkre<text:span text:style-name="T48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7">the </text:span>site story<text:span text:style-name="T42">board </text:span><text:s/>or in a<text:span text:style-name="T47">n individual</text:span> filtergroup story<text:span text:style-name="T47">board</text:span>.</text:p>
      <text:p text:style-name="P64">site.story – Example storyboard for site specific additional or changed functions, <text:span text:style-name="T43">for inclusion in filtergroup storyboards.</text:span></text:p>
      <text:p text:style-name="P65">examplef1.story – Example of a filtergroup storyboard</text:p>
      <text:p text:style-name="P62"><text:span text:style-name="T45">preauth.story – Example <text:s/>pre-auth storyboard – </text:span><text:span text:style-name="T46">used before filtergroup is determined and defined in e2guardian.conf</text:span></text:p>
      <text:h text:style-name="P78" text:outline-level="3"/>
      <text:h text:style-name="P85" text:outline-level="3"><text:bookmark-start text:name="__RefHeading___Toc943_1358257363"/>Function Definition<text:bookmark-end text:name="__RefHeading___Toc943_1358257363"/></text:h>
      <text:p text:style-name="P46">The start of a function is defined with:-</text:p>
      <text:p text:style-name="P54">function(<text:span text:style-name="T25">function_name</text:span><text:span text:style-name="T15">)</text:span></text:p>
      <text:p text:style-name="P56">function_name<text:span text:style-name="T15"> </text:span><text:span text:style-name="T30">is a label made up of alphanumeric, '_' </text:span><text:span text:style-name="T31">and</text:span><text:span text:style-name="T30"> '-' (no spaces</text:span><text:span text:style-name="T29">). <text:s/>Do not use labels starting with 'true', 'false', 'set', </text:span><text:span text:style-name="T20">'unset'</text:span><text:span text:style-name="T29"> or 'return' as these may conflict with built-in actions.</text:span><text:span text:style-name="T15"> </text:span></text:p>
      <text:p text:style-name="P69">The end of a function is defined with:-</text:p>
      <text:p text:style-name="P59">end()</text:p>
      <text:p text:style-name="P61">or by the start of a new function</text:p>
      <text:p text:style-name="P61">or by an include</text:p>
      <text:p text:style-name="P61">or by the end of the file.</text:p>
      <text:p text:style-name="P67"><text:span text:style-name="T15">A function must be completely defined in a single file </text:span><text:span text:style-name="T17">and consists of one or more command lines </text:span><text:span text:style-name="T19">which are executed in order.</text:span></text:p>
      <text:h text:style-name="P79" text:outline-level="3"/>
      <text:h text:style-name="P85" text:outline-level="3"><text:bookmark-start text:name="__RefHeading___Toc945_1358257363"/><text:span text:style-name="T17">C</text:span><text:span text:style-name="T15">ommand </text:span><text:span text:style-name="T17">Line </text:span><text:span text:style-name="T15">Format</text:span><text:bookmark-end text:name="__RefHeading___Toc945_1358257363"/></text:h>
      <text:p text:style-name="P47">The format of a command line is:-</text:p>
      <text:p text:style-name="P55"><text:span text:style-name="T25">Command</text:span><text:span text:style-name="T22">(</text:span><text:span text:style-name="T25">Condition</text:span><text:span text:style-name="T22">)</text:span><text:span text:style-name="T15">[</text:span><text:span text:style-name="T22">return</text:span><text:span text:style-name="T15"> || </text:span><text:span text:style-name="T22">returnif</text:span><text:span text:style-name="T15"> ]</text:span><text:span text:style-name="T25">Action</text:span></text:p>
      <text:p text:style-name="P70">where:-</text:p>
      <text:p text:style-name="P57">Command <text:span text:style-name="T15">is </text:span><text:span text:style-name="T22">if</text:span><text:span text:style-name="T15"> – if </text:span>Condition<text:span text:style-name="T15"> is true do </text:span>Action</text:p>
      <text:p text:style-name="P57"><text:span text:style-name="T15"><text:s text:c="5"/>or is </text:span><text:span text:style-name="T22">ifnot </text:span><text:span text:style-name="T23">- if </text:span><text:span text:style-name="T37">Condition</text:span><text:span text:style-name="T23"> is false do </text:span><text:span text:style-name="T37">Action</text:span></text:p>
      <text:p text:style-name="P57"><text:span text:style-name="T37">Condition </text:span><text:span text:style-name="T23">format is:-</text:span></text:p>
      <text:p text:style-name="P71"><text:span text:style-name="T37">state</text:span><text:span text:style-name="T23">[,[</text:span><text:span text:style-name="T37">list</text:span><text:span text:style-name="T23">][,</text:span><text:span text:style-name="T37">message_no</text:span><text:span text:style-name="T23">[,</text:span><text:span text:style-name="T37">logmessage_no</text:span><text:span text:style-name="T23">]]]</text:span></text:p>
      <text:p text:style-name="P60"><text:tab/>where:-</text:p>
      <text:p text:style-name="P58"><text:span text:style-name="T23"><text:tab/><text:tab/></text:span><text:span text:style-name="T37">state </text:span><text:span text:style-name="T23">is as listed in Table </text:span><text:span text:style-name="T24">2</text:span><text:span text:style-name="T23">.</text:span></text:p>
      <text:p text:style-name="P58"><text:span text:style-name="T23"><text:tab/><text:tab/></text:span><text:span text:style-name="T37">list </text:span><text:span text:style-name="T23">is list name (mandatory if </text:span><text:span text:style-name="T37">state</text:span><text:span text:style-name="T23"> ends in 'in')</text:span></text:p>
      <text:p text:style-name="P58"><text:span text:style-name="T23"><text:tab/><text:tab/></text:span><text:span text:style-name="T37">message_no</text:span><text:span text:style-name="T23"> is a message number (overrides messageno in list definition or used when no list) default 0</text:span></text:p>
      <text:p text:style-name="P58"><text:span text:style-name="T23"><text:tab/><text:tab/></text:span><text:span text:style-name="T37">logmessage_no </text:span><text:span text:style-name="T23">– (overrides</text:span><text:span text:style-name="T37"> logmessageno </text:span><text:span text:style-name="T23">in list definition or used when no list) default</text:span><text:span text:style-name="T37"> message_no</text:span></text:p>
      <text:p text:style-name="P58"><text:span text:style-name="T37">Action</text:span><text:span text:style-name="T23"> is a built-in action (see Table </text:span><text:span text:style-name="T24">3</text:span><text:span text:style-name="T23">) or a function name</text:span></text:p>
      <text:p text:style-name="P66"><text:span text:style-name="T34">if</text:span><text:span text:style-name="T23"> </text:span><text:span text:style-name="T32">Action </text:span><text:span text:style-name="T35">is prefixed with </text:span><text:span text:style-name="T28">return</text:span><text:span text:style-name="T36"> </text:span><text:span text:style-name="T35">then return from the current function with the return value of </text:span><text:span text:style-name="T33">Action</text:span></text:p>
      <text:p text:style-name="P66"><text:span text:style-name="T34">if</text:span><text:span text:style-name="T23"> </text:span><text:span text:style-name="T26">Action </text:span><text:span text:style-name="T35">is prefixed with </text:span><text:span text:style-name="T28">returnif</text:span><text:span text:style-name="T35"> then return true from the current function if </text:span><text:span text:style-name="T33">Action</text:span><text:span text:style-name="T27"> </text:span><text:span text:style-name="T34">returns</text:span><text:span text:style-name="T27"> </text:span><text:span text:style-name="T28">true</text:span></text:p>
      <text:h text:style-name="P80" text:outline-level="3"/>
      <text:h text:style-name="P86" text:outline-level="3"><text:bookmark-start text:name="__RefHeading___Toc947_1358257363"/>Table 1<text:span text:style-name="T13">a</text:span> – Flags which can be se<text:span text:style-name="T13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105553173622784"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 table:style-name="TableLine105553173254912"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 table:style-name="TableLine105553173264640">
          <table:table-cell table:style-name="Table4.A2" office:value-type="string">
            <text:p text:style-name="P89">alert</text:p>
          </table:table-cell>
          <table:table-cell table:style-name="Table4.B2" office:value-type="string">
            <text:p text:style-name="P89">Log in alert log (if enabled) </text:p>
          </table:table-cell>
        </table:table-row>
        <table:table-row table:style-name="TableLine105553173264640"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 table:style-name="TableLine105553173258240"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 table:style-name="TableLine105553173264128"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 table:style-name="TableLine105553173266176"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 table:style-name="TableLine105553173256704"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 <text:span text:style-name="T5">(this is re-set to false when e2g enters a storyboard entry call)</text:span></text:p>
          </table:table-cell>
        </table:table-row>
        <table:table-row table:style-name="TableLine105553173260032"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, <text:s/><text:span text:style-name="T1">and if it is a https connect, without MITM </text:span></text:p>
          </table:table-cell>
        </table:table-row>
        <table:table-row table:style-name="TableLine105553173256960"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4">in e2guardian.conf</text:span></text:p>
          </table:table-cell>
        </table:table-row>
        <table:table-row table:style-name="TableLine105553173253632"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41">or TLS connection</text:span></text:p>
          </table:table-cell>
        </table:table-row>
        <table:table-row table:style-name="TableLine105553173259008"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4">enforced</text:span></text:p>
          </table:table-cell>
        </table:table-row>
        <table:table-row table:style-name="TableLine105553173253376"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 table:style-name="TableLine105553173265664"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 table:style-name="TableLine105553173254400"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4">(implemented in v5.4 onwards)</text:span></text:p>
          </table:table-cell>
        </table:table-row>
        <table:table-row table:style-name="TableLine105553173261312"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 table:style-name="TableLine105553173265152"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 table:style-name="TableLine105553173258752"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 table:style-name="TableLine105553173259776"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 table:style-name="TableLine105553173255680"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 table:style-name="TableLine105553173204736">
          <table:table-cell table:style-name="Table4.A2" office:value-type="string">
            <text:p text:style-name="P45">semiexception</text:p>
          </table:table-cell>
          <table:table-cell table:style-name="Table4.B2" office:value-type="string">
            <text:p text:style-name="P25">Request will be allowed without any content checkin<text:span text:style-name="T1">g, but url is checked for block.</text:span></text:p>
          </table:table-cell>
        </table:table-row>
        <table:table-row table:style-name="TableLine105553173206528"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9">scan check</text:span></text:p>
          </table:table-cell>
        </table:table-row>
      </table:table>
      <text:h text:style-name="P81" text:outline-level="3"><text:bookmark-start text:name="__RefHeading___Toc949_1358257363"/><text:soft-page-break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105553173209344"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 table:style-name="TableLine105553173407232"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 table:style-name="TableLine105553173407488"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 table:style-name="TableLine105553173406208"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 table:style-name="TableLine105553173408000"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82" text:outline-level="3"/>
      <text:h text:style-name="P87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05553173408512"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 table:style-name="TableLine105553174559232"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4">site</text:span>list, sitelist, urllist, <text:span text:style-name="T6">fileextlist, </text:span>regexpboollist</text:p>
          </table:table-cell>
        </table:table-row>
        <table:table-row table:style-name="TableLine105553174546688"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4">site</text:span>list, sitelist, regexpboollist</text:p>
          </table:table-cell>
        </table:table-row>
        <table:table-row table:style-name="TableLine105553174548224"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2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 table:style-name="TableLine105553174545664">
          <table:table-cell table:style-name="Table1.A2" office:value-type="string">
            <text:p text:style-name="P89">categoryin</text:p>
          </table:table-cell>
          <table:table-cell table:style-name="Table1.A2" office:value-type="string">
            <text:p text:style-name="P89">Is Category in named list(s)?</text:p>
          </table:table-cell>
          <table:table-cell table:style-name="Table1.C2" office:value-type="string">
            <text:p text:style-name="P89">categorylist</text:p>
          </table:table-cell>
        </table:table-row>
        <table:table-row table:style-name="TableLine105553174545664"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4">site</text:span>list, sitelist, urllist, regexpboollist</text:p>
          </table:table-cell>
        </table:table-row>
        <table:table-row table:style-name="TableLine105553174549248"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4">site</text:span>list, sitelist, urllist, <text:span text:style-name="T13">regexpboollist</text:span></text:p>
          </table:table-cell>
        </table:table-row>
        <table:table-row table:style-name="TableLine105553174546944"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<text:span text:style-name="T49">request </text:span>header in the named list? </text:p>
          </table:table-cell>
          <table:table-cell table:style-name="Table1.C2" office:value-type="string">
            <text:p text:style-name="P13">regexpboollist <text:span text:style-name="T11">or regexpreplacelist (not both)</text:span></text:p>
          </table:table-cell>
        </table:table-row>
        <table:table-row table:style-name="TableLine105553174551552"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 table:style-name="TableLine105553174552576"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4">host</text:span> in named list?</text:p>
          </table:table-cell>
          <table:table-cell table:style-name="Table1.C2" office:value-type="string">
            <text:p text:style-name="P18">iplist, <text:span text:style-name="T14">sitelist. ipmap</text:span></text:p>
          </table:table-cell>
        </table:table-row>
        <table:table-row table:style-name="TableLine105553174552320"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6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 table:style-name="TableLine105553174553088">
          <table:table-cell table:style-name="Table1.A2" office:value-type="string">
            <text:p text:style-name="P44">listenportin</text:p>
          </table:table-cell>
          <table:table-cell table:style-name="Table1.A2" office:value-type="string">
            <text:p text:style-name="P44">Is listening port in named list?</text:p>
          </table:table-cell>
          <table:table-cell table:style-name="Table1.C2" office:value-type="string">
            <text:p text:style-name="P44">maplist</text:p>
          </table:table-cell>
        </table:table-row>
        <table:table-row table:style-name="TableLine105553174548736"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 table:style-name="TableLine105553174554112">
          <table:table-cell table:style-name="Table1.A2" office:value-type="string">
            <text:p text:style-name="P13"><text:span text:style-name="T49">response</text:span>headerin</text:p>
          </table:table-cell>
          <table:table-cell table:style-name="Table1.A2" office:value-type="string">
            <text:p text:style-name="P13">Is a <text:span text:style-name="T49">response </text:span>header in the named list? </text:p>
          </table:table-cell>
          <table:table-cell table:style-name="Table1.C2" office:value-type="string">
            <text:p text:style-name="P13">regexpboollist <text:span text:style-name="T11">or regexpreplacelist (not both)</text:span></text:p>
          </table:table-cell>
        </table:table-row>
        <table:table-row table:style-name="TableLine105553174545152"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 table:style-name="TableLine105553174553600"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 table:style-name="TableLine105553174553344"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 table:style-name="TableLine105553174554624">
          <table:table-cell table:style-name="Table1.C2" table:number-columns-spanned="3" office:value-type="string">
            <text:p text:style-name="P20">Note: lists are only checked if present and when required:- i.e. ip<text:span text:style-name="T4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83" text:outline-level="3"/>
      <text:h text:style-name="P88" text:outline-level="3"><text:bookmark-start text:name="__RefHeading___Toc953_1358257363"/>Table <text:span text:style-name="T40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105553174550272"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 table:style-name="TableLine105553174558976"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8">it a CONNECT request?</text:span></text:p>
          </table:table-cell>
        </table:table-row>
        <table:table-row table:style-name="TableLine105553174560256"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 table:style-name="TableLine105553174560000"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 table:style-name="TableLine105553174476800"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 table:style-name="TableLine105553174470400"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8">done flag set?</text:span></text:p>
          </table:table-cell>
        </table:table-row>
        <table:table-row table:style-name="TableLine105553174463488"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 table:style-name="TableLine105553174475008"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 table:style-name="TableLine105553174464768"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 table:style-name="TableLine105553174476288"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 table:style-name="TableLine105553174473984"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 table:style-name="TableLine105553174467840"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 table:style-name="TableLine105553174475520"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 table:style-name="TableLine105553174478336"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 table:style-name="TableLine105553174474752"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 table:style-name="TableLine105553174475264">
          <table:table-cell table:style-name="Table2.A2" office:value-type="string">
            <text:p text:style-name="P45">semiexceptionset</text:p>
          </table:table-cell>
          <table:table-cell table:style-name="Table2.B2" office:value-type="string">
            <text:p text:style-name="P45">Is semiexception flag set?</text:p>
          </table:table-cell>
        </table:table-row>
        <table:table-row table:style-name="TableLine105553174472448">
          <table:table-cell table:style-name="Table2.A2" office:value-type="string">
            <text:p text:style-name="P18">site<text:span text:style-name="T14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 table:style-name="TableLine105553174462464"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 table:style-name="TableLine105553174477824"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 table:style-name="TableLine105553174477312"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4" text:outline-level="3"><text:bookmark-start text:name="__RefHeading___Toc955_1358257363"/><text:soft-page-break/>Table <text:span text:style-name="T40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105553174474496"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 table:style-name="TableLine105553174896896"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 table:style-name="TableLine105553174899456"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 table:style-name="TableLine105553174900480">
          <table:table-cell table:style-name="Table3.A2" office:value-type="string">
            <text:p text:style-name="P89">setalert</text:p>
          </table:table-cell>
          <table:table-cell table:style-name="Table3.B2" office:value-type="string">
            <text:p text:style-name="P89">Set alert flag to true – return true</text:p>
          </table:table-cell>
        </table:table-row>
        <table:table-row table:style-name="TableLine105553174900480"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10">return true if successful – false if not allowed</text:span></text:p>
          </table:table-cell>
        </table:table-row>
        <table:table-row table:style-name="TableLine105553174888960"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 table:style-name="TableLine105553174900736"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 table:style-name="TableLine105553174888704"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 table:style-name="TableLine105553174899200"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 table:style-name="TableLine105553174895360"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8">if successful – false if not allowed</text:span></text:p>
          </table:table-cell>
        </table:table-row>
        <table:table-row table:style-name="TableLine105553174894080"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 table:style-name="TableLine105553174901760"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 table:style-name="TableLine105553174902016"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 table:style-name="TableLine105553174902272"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4">(future feature – not implemented in v5.1)</text:span></text:p>
          </table:table-cell>
        </table:table-row>
        <table:table-row table:style-name="TableLine105553174902528"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 table:style-name="TableLine105553174902784"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 table:style-name="TableLine105553174903040"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 table:style-name="TableLine105553174903296"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 table:style-name="TableLine105553174903552"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 table:style-name="TableLine105553174903808"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 table:style-name="TableLine105553174904064"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11">This action must be performed prior to any searchin state conditions.</text:span></text:p>
          </table:table-cell>
        </table:table-row>
        <text:soft-page-break/>
        <table:table-row table:style-name="TableLine105553174904320">
          <table:table-cell table:style-name="Table3.A2" office:value-type="string">
            <text:p text:style-name="P45">setsemiexception</text:p>
          </table:table-cell>
          <table:table-cell table:style-name="Table3.B2" office:value-type="string">
            <text:p text:style-name="P28">Set <text:span text:style-name="T1">semiexception</text:span> flag – return true</text:p>
          </table:table-cell>
        </table:table-row>
        <table:table-row table:style-name="TableLine105553174904576"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 table:style-name="TableLine105553174534144"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 table:style-name="TableLine105553174528256"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 table:style-name="TableLine105553174530048">
          <table:table-cell table:style-name="Table3.A2" office:value-type="string">
            <text:p text:style-name="P36">unsetbypass<text:span text:style-name="T7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 table:style-name="TableLine105553174538240">
          <table:table-cell table:style-name="Table3.A2" office:value-type="string">
            <text:p text:style-name="P36">unset<text:span text:style-name="T7">infection</text:span>bypass<text:span text:style-name="T7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 table:style-name="TableLine105553174538752">
          <table:table-cell table:style-name="Table3.A2" office:value-type="string">
            <text:p text:style-name="P45"><text:span text:style-name="T3">un</text:span>setsemiexception</text:p>
          </table:table-cell>
          <table:table-cell table:style-name="Table3.B2" office:value-type="string">
            <text:p text:style-name="P28"><text:span text:style-name="T3">Uns</text:span>et <text:span text:style-name="T1">semiexception</text:span> flag – return true</text:p>
          </table:table-cell>
        </table:table-row>
        <table:table-row table:style-name="TableLine105553174532096">
          <table:table-cell table:style-name="Table3.A2" office:value-type="string">
            <text:p text:style-name="P37"><text:span text:style-name="T9">un</text:span>setviruscheck</text:p>
          </table:table-cell>
          <table:table-cell table:style-name="Table3.B2" office:value-type="string">
            <text:p text:style-name="P37"><text:span text:style-name="T9">Uns</text:span>et viruscheck flag – return true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582603"/>
    </style:style>
    <style:style style:name="MT2" style:family="text">
      <style:text-properties officeooo:rsid="001a0125"/>
    </style:style>
    <style:style style:name="MT3" style:family="text">
      <style:text-properties officeooo:rsid="005b9975"/>
    </style:style>
    <style:style style:name="MT4" style:family="text">
      <style:text-properties officeooo:rsid="005aa1c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5 </text:span>– <text:span text:style-name="MT2">Storyboarding</text:span><text:tab/><text:span text:style-name="MT3">8 April</text:span><text:span text:style-name="MT4"> 202</text:span><text:span text:style-name="MT3">2</text:span><text:tab/>page <text:page-number text:select-page="current">10</text:page-number><text:s/>of <text:page-count>10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 Pearce</meta:initial-creator>
    <meta:creation-date>2017-07-12T10:17:06.620915000</meta:creation-date>
    <dc:date>2022-04-08T12:46:00.212936091</dc:date>
    <dc:creator>Philip Pearce</dc:creator>
    <meta:editing-duration>PT22H52M12S</meta:editing-duration>
    <meta:editing-cycles>38</meta:editing-cycles>
    <meta:generator>LibreOffice/7.1.5.2$MacOSX_X86_64 LibreOffice_project/85f04e9f809797b8199d13c421bd8a2b025d52b5</meta:generator>
    <meta:document-statistic meta:table-count="5" meta:image-count="0" meta:object-count="0" meta:page-count="10" meta:paragraph-count="259" meta:word-count="1427" meta:character-count="9320" meta:non-whitespace-character-count="8042"/>
  </office:meta>
</office:document-meta>
</file>